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line-height="150%"/>
      <style:text-properties style:font-name="Times New Roman" fo:font-weight="bold" style:font-weight-asian="bold" style:font-weight-complex="bold" fo:font-size="12pt" style:font-size-asian="12pt" style:font-size-complex="12pt" fo:language="en" fo:country="US"/>
    </style:style>
    <style:style style:name="P2" style:parent-style-name="NormalWeb" style:family="paragraph">
      <style:paragraph-properties fo:line-height="150%"/>
    </style:style>
    <style:style style:name="P3" style:parent-style-name="NormalWeb" style:family="paragraph">
      <style:paragraph-properties fo:line-height="150%"/>
    </style:style>
    <style:style style:name="P4" style:parent-style-name="NormalWeb" style:family="paragraph">
      <style:paragraph-properties fo:line-height="150%"/>
    </style:style>
    <style:style style:name="P5" style:parent-style-name="NormalWeb" style:family="paragraph">
      <style:paragraph-properties fo:line-height="150%"/>
    </style:style>
    <style:style style:name="P6" style:parent-style-name="NormalWeb" style:family="paragraph">
      <style:paragraph-properties fo:line-height="150%"/>
    </style:style>
    <style:style style:name="P7" style:parent-style-name="NormalWeb" style:family="paragraph">
      <style:paragraph-properties fo:line-height="150%"/>
    </style:style>
    <style:style style:name="P8" style:parent-style-name="NormalWeb" style:family="paragraph">
      <style:paragraph-properties fo:line-height="150%"/>
      <style:text-properties fo:font-weight="bold" style:font-weight-asian="bold" style:font-weight-complex="bold" fo:language="en" fo:country="US"/>
    </style:style>
    <style:style style:name="P9" style:parent-style-name="NormalWeb" style:list-style-name="LFO3" style:family="paragraph">
      <style:paragraph-properties fo:line-height="150%"/>
      <style:text-properties fo:language="en" fo:country="US"/>
    </style:style>
    <style:style style:name="P10" style:parent-style-name="NormalWeb" style:list-style-name="LFO3" style:family="paragraph">
      <style:paragraph-properties fo:text-align="justify" fo:line-height="150%"/>
      <style:text-properties fo:language="en" fo:country="US"/>
    </style:style>
    <style:style style:name="P11" style:parent-style-name="NormalWeb" style:family="paragraph">
      <style:paragraph-properties fo:line-height="150%"/>
      <style:text-properties fo:font-weight="bold" style:font-weight-asian="bold" style:font-weight-complex="bold" fo:language="en" fo:country="US"/>
    </style:style>
    <style:style style:name="P12" style:parent-style-name="NormalWeb" style:family="paragraph">
      <style:paragraph-properties fo:line-height="150%"/>
      <style:text-properties fo:font-weight="bold" style:font-weight-asian="bold" style:font-weight-complex="bold" fo:language="en" fo:country="US"/>
    </style:style>
    <style:style style:name="P13" style:parent-style-name="NormalWeb" style:family="paragraph">
      <style:paragraph-properties fo:line-height="150%"/>
      <style:text-properties fo:font-weight="bold" style:font-weight-asian="bold" style:font-weight-complex="bold" fo:language="en" fo:country="US"/>
    </style:style>
    <style:style style:name="P14" style:parent-style-name="NormalWeb" style:list-style-name="LFO1" style:family="paragraph">
      <style:paragraph-properties fo:line-height="150%"/>
      <style:text-properties fo:language="en" fo:country="US"/>
    </style:style>
    <style:style style:name="P15" style:parent-style-name="NormalWeb" style:family="paragraph">
      <style:paragraph-properties fo:line-height="150%" fo:margin-left="0.5in">
        <style:tab-stops/>
      </style:paragraph-properties>
      <style:text-properties fo:language="en" fo:country="US"/>
    </style:style>
    <style:style style:name="P16" style:parent-style-name="NormalWeb" style:family="paragraph">
      <style:paragraph-properties fo:line-height="150%" fo:margin-left="0.5in">
        <style:tab-stops/>
      </style:paragraph-properties>
      <style:text-properties fo:language="en" fo:country="US"/>
    </style:style>
    <style:style style:name="P17" style:parent-style-name="NormalWeb" style:list-style-name="LFO1" style:family="paragraph">
      <style:paragraph-properties fo:line-height="150%"/>
      <style:text-properties fo:language="en" fo:country="US"/>
    </style:style>
    <style:style style:name="P18" style:parent-style-name="NormalWeb" style:family="paragraph">
      <style:paragraph-properties fo:line-height="150%" fo:margin-left="0.5in">
        <style:tab-stops/>
      </style:paragraph-properties>
      <style:text-properties fo:language="en" fo:country="US"/>
    </style:style>
    <style:style style:name="P19" style:parent-style-name="NormalWeb" style:family="paragraph">
      <style:paragraph-properties fo:line-height="150%"/>
      <style:text-properties fo:language="en" fo:country="US"/>
    </style:style>
    <style:style style:name="P20" style:parent-style-name="NormalWeb" style:family="paragraph">
      <style:paragraph-properties fo:line-height="150%"/>
      <style:text-properties fo:font-weight="bold" style:font-weight-asian="bold" style:font-weight-complex="bold" fo:language="en" fo:country="US"/>
    </style:style>
    <style:style style:name="P21" style:parent-style-name="NormalWeb" style:family="paragraph">
      <style:paragraph-properties fo:line-height="150%"/>
      <style:text-properties fo:language="en" fo:country="US"/>
    </style:style>
    <style:style style:name="P22" style:parent-style-name="Normal" style:family="paragraph">
      <style:paragraph-properties fo:line-height="150%"/>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he video game industry has transformed from a niche market in the 1970s and 1980s, driven by arcade machines and early home consoles, into a multi-billion-dollar global powerhouse that captivates diverse audiences<text:s/>across all demographics.</text:p>
      <text:p text:style-name="P3">Video game sales now span physical and digital distribution across consoles, PCs, and mobile devices. Over the past two decades, the industry has shifted dramatically from physical retail to digital downloads and online marketplaces, fuelled by advancements in internet connectivity, cloud gaming, and mobile technology.</text:p>
      <text:p text:style-name="P4">Key factors influencing sales include game quality, marketing, platform exclusivity, franchise popularity, user reviews, and seasonal trends, with peak sales often occurring during holiday periods. Major players like Nintendo, Sony, Microsoft, Activision Blizzard, and Electronic Arts lead with blockbuster titles, while independent developers thrive on digital platforms like Steam and the Epic Games Store.</text:p>
      <text:p text:style-name="P5">The rise of subscription services (e.g., Xbox Game Pass, PlayStation Plus), microtransactions, and downloadable content (DLC) has reshaped revenue models, extending income beyond initial purchases and changing how consumers engage with games.</text:p>
      <text:p text:style-name="P6">With innovations like virtual reality (VR), augmented reality (AR), and AI-driven gameplay, video game sales continue to reflect consumer demand and the vitality of the interactive entertainment industry.</text:p>
      <text:p text:style-name="P7"/>
      <text:p text:style-name="P8">QUESTIONS</text:p>
      <text:list text:style-name="LFO3" text:continue-numbering="true">
        <text:list-item>
          <text:p text:style-name="P9">To highlight the top Platforms, Genres and Publishers by their global sales.</text:p>
        </text:list-item>
        <text:list-item>
          <text:p text:style-name="P10">To better under the Sales Performance across the various Regions (Japan, North America, Europe).</text:p>
        </text:list-item>
      </text:list>
      <text:p text:style-name="P11"/>
      <text:p text:style-name="P12"/>
      <text:p text:style-name="P13">INSIGHTS</text:p>
      <text:list text:style-name="LFO1" text:continue-numbering="true">
        <text:list-item>
          <text:p text:style-name="P14">Video Games Sales Overview Page</text:p>
        </text:list-item>
      </text:list>
      <text:p text:style-name="P15">The number of platforms recorded was 17 thousand, followed by 579 Publishers and 12 Genres. Nintendo, a Japanese publishing company is the highest publisher per<text:s/><text:soft-page-break/>Global Sales with Electronic Arts and Activision following steadily. This reflects in the highest type of Genre namely, “Action” which is mainly produced by Nintendo.</text:p>
      <text:p text:style-name="P16"/>
      <text:list text:style-name="LFO1" text:continue-numbering="true">
        <text:list-item>
          <text:p text:style-name="P17">Video Games Across Countries Analysis</text:p>
        </text:list-item>
      </text:list>
      <text:p text:style-name="P18">Even though the Japanese Company, Nintendo is the highest publishing firms in terms of Global Sales, North America has the highest sales across the three countries involved (Japan,<text:s/>North America, Europe). This evidently shows that Nintendo has a lot of market outside its country, Japan.<text:s/></text:p>
      <text:p text:style-name="P19"/>
      <text:p text:style-name="P20">CONCLUSION<text:s/></text:p>
      <text:p text:style-name="P21">Other Genres such as Sports and Shooter are steadily competing with Action as we see PS2 leading the charts in terms of Global<text:s/>Sales per Platform overtaking X360. Nintendo’s Action has to improve Platform service, so as to be parallel with sales per publishers.<text:s/></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H"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unice Owusu-Quaning</meta:initial-creator>
    <dc:creator>Eunice Owusu-Quaning</dc:creator>
    <meta:creation-date>2025-06-15T18:59:00Z</meta:creation-date>
    <dc:date>2025-06-15T23:37:00Z</dc:date>
    <meta:template xlink:href="Normal" xlink:type="simple"/>
    <meta:editing-cycles>3</meta:editing-cycles>
    <meta:editing-duration>PT15720S</meta:editing-duration>
    <meta:document-statistic meta:page-count="2" meta:paragraph-count="5" meta:word-count="386" meta:character-count="2587" meta:row-count="18" meta:non-whitespace-character-count="2206"/>
  </office:meta>
</office:document-meta>
</file>